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Párrafodelista" style:list-style-name="LFO1" style:family="paragraph">
      <style:text-properties fo:font-weight="bold" style:font-weight-asian="bold" style:font-weight-complex="bold"/>
    </style:style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T10" style:parent-style-name="Fuentedepárrafopredeter." style:family="text">
      <style:text-properties style:font-name="Wingdings" style:font-name-asian="Wingdings" style:font-name-complex="Wingdings"/>
    </style:style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Párrafodelista" style:list-style-name="LFO2" style:family="paragraph">
      <style:text-properties fo:font-weight="bold" style:font-weight-asian="bold" style:font-weight-complex="bold"/>
    </style:style>
    <style:style style:name="P15" style:parent-style-name="Párrafodelista" style:list-style-name="LFO2" style:family="paragraph"/>
    <style:style style:name="P16" style:parent-style-name="Párrafodelista" style:list-style-name="LFO2" style:family="paragraph"/>
    <style:style style:name="P17" style:parent-style-name="Párrafodelista" style:list-style-name="LFO2" style:family="paragraph"/>
    <style:style style:name="P18" style:parent-style-name="Párrafodelista" style:list-style-name="LFO2" style:family="paragraph"/>
    <style:style style:name="P1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Párrafodelista" style:list-style-name="LFO3" style:family="paragraph"/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Párrafodelista" style:list-style-name="LFO3" style:family="paragraph"/>
    <style:style style:name="P24" style:parent-style-name="Párrafodelista" style:list-style-name="LFO3" style:family="paragraph"/>
  </office:automatic-styles>
  <office:body>
    <office:text text:use-soft-page-breaks="true">
      <text:p text:style-name="P1">Se quiere guardar información de usuarios pertenecientes del gimnasio, de cada usuario se quiere saber su id, nombre, apellido,<text:s/>edad,<text:s/>lista de<text:s/>clases pertenecientes, el tipo de<text:s/>pago que hace para las clases, esto podrá ser mensual, anual o diario, si es o no avanzado y un gimnasio asociado al usuario.</text:p>
      <text:p text:style-name="Normal">De cada clase se quiere saber su id, nombre de la clase, el nombre del instructor que da la clase y el tipo de clase imparte (principiante, intermedio, avanzado)</text:p>
      <text:p text:style-name="Normal"/>
      <text:p text:style-name="Normal">De cada gimnasio se sabe el<text:s/>id,<text:s/>nombre, ubicación.</text:p>
      <text:p text:style-name="Normal">Entidades:</text:p>
      <text:p text:style-name="P2">Usuario</text:p>
      <text:list text:style-name="LFO1" text:continue-numbering="true">
        <text:list-item>
          <text:p text:style-name="P3">Id_Usuario(campoÚnico)<text:s/>String</text:p>
        </text:list-item>
        <text:list-item>
          <text:p text:style-name="P4">Nombre<text:s/>string</text:p>
        </text:list-item>
        <text:list-item>
          <text:p text:style-name="P5">Apellido<text:s/>string</text:p>
        </text:list-item>
        <text:list-item>
          <text:p text:style-name="P6">Edad int</text:p>
        </text:list-item>
        <text:list-item>
          <text:p text:style-name="P7">Lista de clases<text:s/>[ ]<text:s/>clases</text:p>
        </text:list-item>
        <text:list-item>
          <text:p text:style-name="P8">Matrícula double</text:p>
        </text:list-item>
        <text:list-item>
          <text:p text:style-name="P9">Tipo de pago de clases(mensual, anual, diario<text:s/>)<text:s/><text:span text:style-name="T10"></text:span>enum</text:p>
        </text:list-item>
        <text:list-item>
          <text:p text:style-name="P11">avanzado<text:s/>boolean</text:p>
        </text:list-item>
        <text:list-item>
          <text:p text:style-name="P12">Gimnasio<text:s/>gimnasio doc</text:p>
        </text:list-item>
      </text:list>
      <text:p text:style-name="P13">Clases</text:p>
      <text:list text:style-name="LFO2" text:continue-numbering="true">
        <text:list-item>
          <text:p text:style-name="P14">idClase(campoÚnico)<text:s/>String</text:p>
        </text:list-item>
        <text:list-item>
          <text:p text:style-name="P15">Nombre<text:s/>clase<text:s/>String</text:p>
        </text:list-item>
        <text:list-item>
          <text:p text:style-name="P16">Nombre monitor<text:s/>String</text:p>
        </text:list-item>
        <text:list-item>
          <text:p text:style-name="P17">Día y Hora String</text:p>
        </text:list-item>
        <text:list-item>
          <text:p text:style-name="P18">Nivel (principiante, intermedio, avanzado)<text:s/>Enum</text:p>
        </text:list-item>
      </text:list>
      <text:p text:style-name="P19">Gimnasio</text:p>
      <text:list text:style-name="LFO3" text:continue-numbering="true">
        <text:list-item>
          <text:p text:style-name="P20"><text:span text:style-name="T21">idGimnasio</text:span><text:span text:style-name="T22">(campoÚnico) String</text:span></text:p>
        </text:list-item>
        <text:list-item>
          <text:p text:style-name="P23">Nombre del gimnasio<text:s/>String</text:p>
        </text:list-item>
        <text:list-item>
          <text:p text:style-name="P24">Ubicación<text:s/>String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2T09:33:00Z</meta:creation-date>
    <dc:date>2025-12-02T11:31:00Z</dc:date>
    <meta:template xlink:href="Normal.dotm" xlink:type="simple"/>
    <meta:editing-cycles>1</meta:editing-cycles>
    <meta:editing-duration>PT7080S</meta:editing-duration>
    <meta:document-statistic meta:page-count="1" meta:paragraph-count="1" meta:word-count="148" meta:character-count="967" meta:row-count="6" meta:non-whitespace-character-count="820"/>
  </office:meta>
</office:document-meta>
</file>